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6000000FA04E233DC2B932CD2.png" manifest:media-type="image/png"/>
  <manifest:file-entry manifest:full-path="Pictures/1000020100000241000003631389D4FF07E1A526.png" manifest:media-type="image/png"/>
  <manifest:file-entry manifest:full-path="Pictures/1000020100000CEB0000074424AE83F3DDDAC639.png" manifest:media-type="image/png"/>
  <manifest:file-entry manifest:full-path="Pictures/10001943000059B6000086E9BA8782950DB37FB1.svg" manifest:media-type="image/svg+xml"/>
  <manifest:file-entry manifest:full-path="Pictures/10000201000002410000036367157A7ABBB8CFB1.png" manifest:media-type="image/png"/>
  <manifest:file-entry manifest:full-path="Pictures/1000000000000140000001E04FB90E6E338EB759.jpg" manifest:media-type="image/jpeg"/>
  <manifest:file-entry manifest:full-path="Pictures/10001943000059B6000086E9B98C6727F090DF3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1cm" fo:min-width="15.901cm" style:protect="position siz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11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</text:span><text:span text:style-name="T1">ye</text:span><text:span text:style-name="T1">cto </text:span><text:span text:style-name="T2">Col</text:span><text:span text:style-name="T2">ibr</text:span><text:span text:style-name="T2">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</text:span><text:span text:style-name="T5">m</text:span><text:span text:style-name="T5">a, </text:span><text:span text:style-name="T5">M</text:span><text:span text:style-name="T5">ari</text:span><text:span text:style-name="T5">sa </text:span><text:span text:style-name="T5">Ci</text:span><text:span text:style-name="T5">nt</text:span><text:span text:style-name="T5">hi</text:span><text:span text:style-name="T5">a</text:span></text:p>
            <text:p><text:span text:style-name="T5">M</text:span><text:span text:style-name="T5">ac</text:span><text:span text:style-name="T5">hi</text:span><text:span text:style-name="T5">ni, </text:span><text:span text:style-name="T5">Ar</text:span><text:span text:style-name="T5">iel </text:span><text:span text:style-name="T5">M</text:span><text:span text:style-name="T5">ax</text:span><text:span text:style-name="T5">im</text:span><text:span text:style-name="T5">ili</text:span><text:span text:style-name="T5">an</text:span><text:span text:style-name="T5">o </text:span><text:span text:style-name="T5">N</text:span><text:span text:style-name="T5">ah</text:span><text:span text:style-name="T5">ue</text:span><text:span text:style-name="T5">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</text:span><text:span text:style-name="T6">e</text:span><text:span text:style-name="T6">m</text:span><text:span text:style-name="T6">a</text:span><text:span text:style-name="T6">ri</text:span><text:span text:style-name="T6">o</text:span></text:p>
            <text:p text:style-name="P10"><text:span text:style-name="T7">∙ </text:span><text:span text:style-name="T7">T</text:span><text:span text:style-name="T7">e</text:span><text:span text:style-name="T7">m</text:span><text:span text:style-name="T7">a </text:span><text:span text:style-name="T7">1.</text:span></text:p>
            <text:p text:style-name="P10"><text:span text:style-name="T7"><text:tab/></text:span><text:span text:style-name="T7">∘ </text:span><text:span text:style-name="T7">S</text:span><text:span text:style-name="T7">u</text:span><text:span text:style-name="T7">b</text:span><text:span text:style-name="T7">te</text:span><text:span text:style-name="T7">m</text:span><text:span text:style-name="T7">a.</text:span></text:p>
            <text:p text:style-name="P10"><text:span text:style-name="T7">∙ </text:span><text:span text:style-name="T7">T</text:span><text:span text:style-name="T7">e</text:span><text:span text:style-name="T7">m</text:span><text:span text:style-name="T7">a </text:span><text:span text:style-name="T7">2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</text:span><text:span text:style-name="T5">m</text:span><text:span text:style-name="T5">a, </text:span><text:span text:style-name="T5">M</text:span><text:span text:style-name="T5">ari</text:span><text:span text:style-name="T5">sa </text:span><text:span text:style-name="T5">Ci</text:span><text:span text:style-name="T5">nt</text:span><text:span text:style-name="T5">hi</text:span><text:span text:style-name="T5">a</text:span></text:p>
            <text:p><text:span text:style-name="T5">M</text:span><text:span text:style-name="T5">ac</text:span><text:span text:style-name="T5">hi</text:span><text:span text:style-name="T5">ni, </text:span><text:span text:style-name="T5">Ar</text:span><text:span text:style-name="T5">iel </text:span><text:span text:style-name="T5">M</text:span><text:span text:style-name="T5">ax</text:span><text:span text:style-name="T5">im</text:span><text:span text:style-name="T5">ili</text:span><text:span text:style-name="T5">an</text:span><text:span text:style-name="T5">o </text:span><text:span text:style-name="T5">N</text:span><text:span text:style-name="T5">ah</text:span><text:span text:style-name="T5">u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 </text:span><text:span text:style-name="T9">C</text:span><text:span text:style-name="T9">o</text:span><text:span text:style-name="T9">li</text:span><text:span text:style-name="T9">b</text:span><text:span text:style-name="T9">r</text:span><text:span text:style-name="T9">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8.731cm" svg:x="0.5cm" svg:y="3cm">
          <draw:text-box>
            <text:p text:style-name="P10"><text:span text:style-name="T6">T</text:span><text:span text:style-name="T6">ít</text:span><text:span text:style-name="T6">u</text:span><text:span text:style-name="T6">l</text:span><text:span text:style-name="T6">o</text:span></text:p>
            <text:p text:style-name="P10"><text:span text:style-name="T10">T</text:span><text:span text:style-name="T10">ex</text:span><text:span text:style-name="T10">to</text:span><text:span text:style-name="T10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</text:span><text:span text:style-name="T5">m</text:span><text:span text:style-name="T5">a, </text:span><text:span text:style-name="T5">M</text:span><text:span text:style-name="T5">ari</text:span><text:span text:style-name="T5">sa </text:span><text:span text:style-name="T5">Ci</text:span><text:span text:style-name="T5">nt</text:span><text:span text:style-name="T5">hi</text:span><text:span text:style-name="T5">a</text:span></text:p>
            <text:p><text:span text:style-name="T5">M</text:span><text:span text:style-name="T5">ac</text:span><text:span text:style-name="T5">hi</text:span><text:span text:style-name="T5">ni, </text:span><text:span text:style-name="T5">Ar</text:span><text:span text:style-name="T5">iel </text:span><text:span text:style-name="T5">M</text:span><text:span text:style-name="T5">ax</text:span><text:span text:style-name="T5">im</text:span><text:span text:style-name="T5">ili</text:span><text:span text:style-name="T5">an</text:span><text:span text:style-name="T5">o </text:span><text:span text:style-name="T5">N</text:span><text:span text:style-name="T5">ah</text:span><text:span text:style-name="T5">u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 </text:span><text:span text:style-name="T9">C</text:span><text:span text:style-name="T9">o</text:span><text:span text:style-name="T9">li</text:span><text:span text:style-name="T9">b</text:span><text:span text:style-name="T9">r</text:span><text:span text:style-name="T9">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 </text:span><text:span text:style-name="T2">C</text:span><text:span text:style-name="T2">o</text:span><text:span text:style-name="T2">l</text:span><text:span text:style-name="T2">i</text:span><text:span text:style-name="T2">b</text:span><text:span text:style-name="T2">r</text:span><text:span text:style-name="T2">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</text:span><text:span text:style-name="T5">m</text:span><text:span text:style-name="T5">a, </text:span><text:span text:style-name="T5">M</text:span><text:span text:style-name="T5">ari</text:span><text:span text:style-name="T5">sa </text:span><text:span text:style-name="T5">Ci</text:span><text:span text:style-name="T5">nt</text:span><text:span text:style-name="T5">hi</text:span><text:span text:style-name="T5">a</text:span></text:p>
            <text:p><text:span text:style-name="T5">M</text:span><text:span text:style-name="T5">ac</text:span><text:span text:style-name="T5">hi</text:span><text:span text:style-name="T5">ni, </text:span><text:span text:style-name="T5">Ar</text:span><text:span text:style-name="T5">iel </text:span><text:span text:style-name="T5">M</text:span><text:span text:style-name="T5">ax</text:span><text:span text:style-name="T5">im</text:span><text:span text:style-name="T5">ili</text:span><text:span text:style-name="T5">an</text:span><text:span text:style-name="T5">o </text:span><text:span text:style-name="T5">N</text:span><text:span text:style-name="T5">ah</text:span><text:span text:style-name="T5">ue</text:span><text:span text:style-name="T5">l</text:span></text:p>
          </draw:text-box>
        </draw:frame>
        <draw:frame draw:style-name="gr15" draw:text-style-name="P14" draw:layer="layout" svg:width="11.5cm" svg:height="1.284cm" svg:x="8.25cm" svg:y="9.748cm">
          <draw:text-box>
            <text:p text:style-name="P4"><text:span text:style-name="T11">¡</text:span><text:span text:style-name="T11">G</text:span><text:span text:style-name="T11">ra</text:span><text:span text:style-name="T11">ci</text:span><text:span text:style-name="T11">a</text:span><text:span text:style-name="T11">s </text:span><text:span text:style-name="T11">p</text:span><text:span text:style-name="T11">o</text:span><text:span text:style-name="T11">r </text:span><text:span text:style-name="T11">s</text:span><text:span text:style-name="T11">u </text:span><text:span text:style-name="T11">at</text:span><text:span text:style-name="T11">e</text:span><text:span text:style-name="T11">n</text:span><text:span text:style-name="T11">ci</text:span><text:span text:style-name="T11">ó</text:span><text:span text:style-name="T11">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19-06-21T09:07:40.642773319</dc:date>
    <dc:creator>Ariel Machini</dc:creator>
    <meta:editing-duration>PT3H50M45S</meta:editing-duration>
    <meta:editing-cycles>89</meta:editing-cycles>
    <meta:generator>LibreOffice/6.0.7.3$Linux_X86_64 LibreOffice_project/00m0$Build-3</meta:generator>
    <meta:document-statistic meta:object-count="69"/>
  </office:meta>
</office:document-meta>
</file>